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e" style:master-page-name="MP0" style:family="paragraph">
      <style:paragraph-properties fo:break-before="page" style:page-number="1"/>
    </style:style>
    <style:style style:name="P2" style:parent-style-name="Normale" style:family="paragraph">
      <style:text-properties fo:font-weight="bold" style:font-weight-asian="bold"/>
    </style:style>
    <style:style style:name="P3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P4" style:parent-style-name="Normale" style:list-style-name="LFO1" style:family="paragraph">
      <style:paragraph-properties fo:border="0in solid #FFFFFF" fo:padding="0.4305in" style:shadow="#000000 0in 0in" fo:margin-bottom="0in" fo:line-height="115%"/>
    </style:style>
    <style:style style:name="T5" style:parent-style-name="Car.predefinitoparagrafo" style:family="text">
      <style:text-properties fo:font-weight="bold" style:font-weight-asian="bold"/>
    </style:style>
    <style:style style:name="P6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7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8" style:parent-style-name="Normale" style:list-style-name="LFO2" style:family="paragraph">
      <style:paragraph-properties fo:border="0in solid #FFFFFF" fo:padding="0.4305in" style:shadow="#000000 0in 0in" fo:margin-bottom="0in" fo:line-height="115%"/>
    </style:style>
    <style:style style:name="P9" style:parent-style-name="Normale" style:list-style-name="LFO2" style:family="paragraph">
      <style:paragraph-properties fo:border="0in solid #FFFFFF" fo:padding="0.4305in" style:shadow="#000000 0in 0in" fo:margin-bottom="0in" fo:line-height="115%"/>
    </style:style>
  </office:automatic-styles>
  <office:body>
    <office:text text:use-soft-page-breaks="true">
      <text:p text:style-name="P1">Analisi CRC (Gestione mappa lato client)</text:p>
      <text:p text:style-name="Normale"/>
      <text:p text:style-name="P2">User<text:tab/><text:tab/><text:tab/><text:tab/><text:tab/><text:tab/><text:tab/><text:tab/></text:p>
      <text:p text:style-name="Normale">Responsability:<text:tab/><text:tab/><text:tab/><text:tab/><text:tab/><text:tab/><text:tab/>Collaboration:<text:s/><text:tab/></text:p>
      <text:list text:style-name="LFO1" text:continue-numbering="true">
        <text:list-item>
          <text:p text:style-name="P3">visualizzazione della mappa con posizione<text:tab/><text:tab/><text:tab/>server<text:tab/><text:tab/></text:p>
        </text:list-item>
        <text:list-item>
          <text:p text:style-name="P4">visualizzazione percorso<text:tab/><text:tab/><text:tab/><text:tab/><text:tab/>server</text:p>
        </text:list-item>
      </text:list>
      <text:p text:style-name="Normale"/>
      <text:p text:style-name="Normale"><text:span text:style-name="T5">Server</text:span>:</text:p>
      <text:p text:style-name="Normale">Responsability:<text:tab/><text:tab/><text:tab/><text:tab/><text:tab/><text:tab/><text:tab/>Collaboration:</text:p>
      <text:list text:style-name="LFO2" text:continue-numbering="true">
        <text:list-item>
          <text:p text:style-name="P6">invio mappa con posizione<text:tab/><text:tab/><text:tab/><text:tab/><text:tab/>user</text:p>
        </text:list-item>
        <text:list-item>
          <text:p text:style-name="P7">procedura calcolo del percorso<text:tab/><text:tab/><text:tab/><text:tab/><text:tab/>-</text:p>
        </text:list-item>
        <text:list-item>
          <text:p text:style-name="P8">invio percorso<text:tab/><text:tab/><text:tab/><text:tab/><text:tab/><text:tab/><text:tab/>user</text:p>
        </text:list-item>
        <text:list-item>
          <text:p text:style-name="P9">aggiornamento della mappa real-time<text:tab/><text:tab/><text:tab/><text:tab/>-</text:p>
        </text:list-item>
      </text:list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NTUCCIA ALESSANDRO</meta:initial-creator>
    <dc:creator>MENTUCCIA ALESSANDRO</dc:creator>
    <meta:creation-date>2018-01-29T09:42:00Z</meta:creation-date>
    <dc:date>2018-01-29T10:38:00Z</dc:date>
    <meta:template xlink:href="Normal.dotm" xlink:type="simple"/>
    <meta:editing-cycles>1</meta:editing-cycles>
    <meta:editing-duration>PT1920S</meta:editing-duration>
    <meta:document-statistic meta:page-count="1" meta:paragraph-count="1" meta:word-count="55" meta:character-count="369" meta:row-count="2" meta:non-whitespace-character-count="315"/>
  </office:meta>
</office:document-meta>
</file>